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147D93CA19430C85F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59cm" svg:y="0.688cm" svg:width="17cm" svg:height="7.608cm" draw:z-index="0"><draw:image xlink:href="Pictures/100000010000031000000147D93CA19430C85F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8:40:43.221337743</meta:creation-date>
    <dc:date>2023-10-22T18:42:14.434803069</dc:date>
    <meta:editing-duration>PT1M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